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ff0000"/>
    </style:style>
    <style:style style:name="T1" style:family="text">
      <style:text-properties fo:color="#ff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Synopsis</text:p>
      <text:p text:style-name="Standard"/>
      <text:p text:style-name="P1"><text:tab/>Un homme se déplace dans des espaces scindés, tranchés, cubes de matières au milieu du néant. Ces environnements semblent incohérents, associant notamment des paysages naturels à des éléments urbains : banc au milieu du désert, passage piéton en pleine forêt… Le personnage semble perdu, hante les lieux, mais le son croissant d'un instrument attire son attention vers une silhouette fuyante, avec laquelle il essaye de communiquer en utilisant un langage abstrait. Cette dernière va lui servir de « fil d'Ariane » à travers ces parcelles d'imaginaire. Sur ce chemin déstructuré, cette muse prend plus de présence et se matérialise, jusqu'à ce que le personnage réussisse à murmurer son nom. Nous le retrouvons dans un lit d'hôpital, visiblement il a subit un accident, face à sa femme, rassurée de savoir que la mémoire lui revient, et qu'il se souvient d'elle.</text:p>
      <text:p text:style-name="Standard"/>
      <text:p text:style-name="P2">Environnements détaillés</text:p>
      <text:p text:style-name="Standard"/>
      <text:p text:style-name="Standard"><text:tab/><text:span text:style-name="T1">désert + banc + reverbere</text:span></text:p>
      <text:p text:style-name="Standard"><text:tab/><text:span text:style-name="T1">neige + nuit : pizzayolo en ski (trappeur, + casque moto) pleine lune</text:span></text:p>
      <text:p text:style-name="Standard"><text:tab/><text:span text:style-name="T1">bar + arbre au milieu (photo sepia notre gueule) ambiance chaleureuse</text:span></text:p>
      <text:p text:style-name="Standard"><text:tab/>feu de camp</text:p>
      <text:p text:style-name="Standard"><text:tab/><text:span text:style-name="T1">foret + passage piéton</text:span></text:p>
      <text:p text:style-name="Standard"><text:tab/>parc (chemin de terre battue délimité par des arceaux) arbuste mobylette</text:p>
      <text:p text:style-name="Standard"><text:tab/>décors décharge publique (tous les asset de tout le monde)</text:p>
      <text:p text:style-name="Standard"><text:tab/>loup à coté d'un humain</text:p>
      <text:p text:style-name="Standard"><text:tab/><text:span text:style-name="T1">moulin+ champ de blé, pont. Lavande ambiance printemps</text:span></text:p>
      <text:p text:style-name="Standard"><text:tab/>animaux figés</text:p>
      <text:p text:style-name="Standard"><text:tab/><text:span text:style-name="T1">décors rocailleux (livreur de pizza éventuellement dans le puit)</text:span></text:p>
      <text:p text:style-name="Standard"><text:tab/>tundra arret de bus / taxi NY</text:p>
      <text:p text:style-name="Standard"><text:tab/>riviere feux tricolor </text:p>
      <text:p text:style-name="Standard"><text:tab/><text:span text:style-name="T1">Boom de la méduse sur barque avec </text:span><text:span text:style-name="T1">pêcheur</text:span><text:span text:style-name="T1"> a la ligne boule à facette </text:span><text:span text:style-name="T1">et escalier venant du </text:span><text:soft-page-break/><text:span text:style-name="T1"><text:tab/>sol.</text:span></text:p>
      <text:p text:style-name="P3"/>
      <text:p text:style-name="Standard"><text:tab/>pluie dans une maison </text:p>
      <text:p text:style-name="Standard"><text:tab/></text:p>
      <text:p text:style-name="Standard"><text:tab/>SCENARIO :</text:p>
      <text:p text:style-name="Standard"/>
      <text:p text:style-name="Standard">Le personnage : Jean Luc</text:p>
      <text:p text:style-name="Standard"/>
      <text:p text:style-name="Standard">scene1 : ecran noir</text:p>
      <text:p text:style-name="Standard">Son de la chute du violoncelle (voix off)</text:p>
      <text:p text:style-name="Standard"/>
      <text:p text:style-name="Standard">scene2 : NEANT vers NEIGE (NUIT)</text:p>
      <text:p text:style-name="Standard">Jean Luc est tout seul dans le noir (galactique)</text:p>
      <text:p text:style-name="Standard">Il a froid et il marche</text:p>
      <text:p text:style-name="Standard">La caméra suit</text:p>
      <text:p text:style-name="Standard">Il arrive vers une zone blanche (en isometrie du dessus) </text:p>
      <text:p text:style-name="Standard">et lorsqu'il commence à marcher dans la neige, on entend le son de ses pas (on comprend que c'est de la neige)</text:p>
      <text:p text:style-name="Standard">Il y a une écharpe orange dans la neige, lorsqu'il s'en approche des traces de pas apparaissent à côté et s'éloigne de lui (quelques pas)</text:p>
      <text:p text:style-name="Standard">Il s'arrête, surpris et regarde les traces de pas s'éloigner et s'effacer dans la neige peu à peu.</text:p>
      <text:p text:style-name="Standard">Il repart chercher l'écharpe, il la met autour de son cou. Il va ensuite poursuivre la trace de pas qui continue de s'eloigne en même temps. Par un fondu du décor et non du personnage on arrive sur une nouvelle scène.</text:p>
      <text:p text:style-name="Standard"/>
      <text:p text:style-name="Standard">Scene3 : crépuscule ? Moulin blé (JAUNE)</text:p>
      <text:p text:style-name="Standard"/>
      <text:p text:style-name="Standard">Le personnage arrive dans un champ de blé, près d'un moulin à vent qui est découpé dans l'espace.</text:p>
      <text:p text:style-name="Standard">Il y a un cadavre de moto dans le champ de blé.</text:p>
      <text:p text:style-name="Standard">//Dans l'encadrure de la porte ouverte du moulin une silhouette féminine joue du violon, ses gestes accompagnent le mouvement des pales du moulin. </text:p>
      <text:p text:style-name="Standard">Il se dirige vers cette porte du moulin, l'ouvre en passant seulement la tête, et gueule (un truc style hehoo) pour questionner la présence éventuelle de quelqu'un, seul son écho lui répond.</text:p>
      <text:p text:style-name="Standard">Déçu il referme la porte, la tête baissé par le poids de la solitude.</text:p>
      <text:p text:style-name="Standard">Soudain un air de violoncelle semble sortir de la gauche de la scène. Surpris il relève la tête dans cette direction puis y accourt et sort du fragment de mémoire.</text:p>
      <text:p text:style-name="Standard"/>
      <text:p text:style-name="Standard">Son : Vent, son des pales d'un moulin à vent, et on entend des notes de violoncelle qui l'accompagne les roulement du moulin.</text:p>
      <text:p text:style-name="Standard"/>
      <text:p text:style-name="Standard">Scène4 : midi, ciel bleu, désert banc au milieu accompagné d'un lampadaire</text:p>
      <text:p text:style-name="Standard"/>
      <text:p text:style-name="Standard">la parcelles apparaît. Jean-Luc se casse la gueule en enfonçant ses pieds dans le sable fluide.<text:line-break/>L'air de violoncelle est joué par un violoncelle fantomatique proche d'un banc public (à côté duquel est planté , on voit les bras de femme qui disparaissent en fragment ne laissant pas voir le corps de la personne assise sur le banc.</text:p>
      <text:p text:style-name="Standard">Il s'approche du banc, le temps qu'il arrive le violoncelle a complètement disparu, la musique aussi. Il s'assoit sur le banc, la tête abasourdie. Il y a un livreur de pizza sur sa moto qui débarque. Il lui propose une pizza. Jean Luc refuse en hochant de la tête, le regard dans le vide. Le livreur repart. Un son de pas, attire l'attention de Jean-Luc qui découvre les traces du fantôme le menant au fragment de mémoire suivant vers lequel il part.</text:p>
      <text:p text:style-name="Standard"/>
      <text:p text:style-name="Standard"><text:soft-page-break/>Son : Vent qui souffle, des bruits de pas , grincements métalliques</text:p>
      <text:p text:style-name="Standard"/>
      <text:p text:style-name="Standard">Scène 5 : indéterminé jour , bar banal avec un arbre au milieu et un escalier en colimaçon</text:p>
      <text:p text:style-name="Standard"/>
      <text:p text:style-name="Standard">La parcelle apparaît et l'ancienne disparaît en fondu. Un bar tronqué apparaît (lumière plafonnier de billard ambiance brumeuse), Jean-Luc progresse vers la tête du bars en passant devant quelques piliers accoudés/endormis fixes (dans le fond on peut discerner à peine le pizzayolo en train d'essayer d'avaler sa pizza a travers son casque). Il se présente devant le barman et semble lui demander la direction de la muse dans un langage incompréhensible. Pas de réponse du barman cependant il sert machinalement une bière sur le comptoir, Jean-Luc frustré, part en courant vers l'escalier en colimaçon et monte à l'espace mémoriel suivant.</text:p>
      <text:p text:style-name="Standard"><text:tab/></text:p>
      <text:p text:style-name="Standard">Son : La vie du bar forme un rythme et une musique </text:p>
      <text:p text:style-name="Standard">( chope qui frappe le comptoir, verre que s'entrechoque(« tchiiin »), percolateur, bruit de l'eau qui s'écoule, fortement du torchon (« «gniiiip » ) <text:s/>)</text:p>
      <text:p text:style-name="Standard"/>
      <text:p text:style-name="Standard"/>
      <text:p text:style-name="Standard">Scène 6 : Fin d'après midi (rosé), une étendue d'eau de mer avec un radeau/appartement</text:p>
      <text:p text:style-name="Standard"/>
      <text:p text:style-name="Standard"/>
      <text:p text:style-name="Standard">Jean-Luc débarque dans le nouvelle espace mémoriel qui apparaît en superposition transparente sur l'ancien et le recouvre petit à petit pour finalement le laisser disparaitre. Jean-Luc apparait</text:p>
      <text:p text:style-name="Standard"><text:tab/></text:p>
      <text:p text:style-name="Standard"/>
      <text:p text:style-name="Standard">Description des personnages</text:p>
      <text:p text:style-name="Standard"/>
      <text:p text:style-name="Standard"><text:tab/>bonnet</text:p>
      <text:p text:style-name="Standard"/>
      <text:p text:style-name="Standard">Passage d'un espace à un autre</text:p>
      <text:p text:style-name="Standard"/>
      <text:p text:style-name="Standard"/>
      <text:p text:style-name="Standard">Suivi des traces de pas (sans corps) dans la neige ?</text:p>
      <text:p text:style-name="Standard"/>
      <text:p text:style-name="Standard">Différentes tailles d'espaces (moyenne = taille de la salle, mais au moins une tres grande et une petite.)</text:p>
      <text:p text:style-name="Standard"/>
      <text:p text:style-name="Standard"/>
      <text:p text:style-name="Standard"/>
      <text:p text:style-name="Standard"/>
      <text:p text:style-name="Standard"/>
      <text:p text:style-name="Standard"/>
      <text:p text:style-name="Standard">Fin : on est au moment de l'accident on retrouve les élé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06T10:50:08.237729000</meta:creation-date>
    <dc:date>2015-01-09T21:00:43.03</dc:date>
    <meta:editing-duration>P2DT10H36M18S</meta:editing-duration>
    <meta:editing-cycles>13</meta:editing-cycles>
    <meta:generator>OpenOffice/4.1.1$Win32 OpenOffice.org_project/411m6$Build-9775</meta:generator>
    <meta:document-statistic meta:table-count="0" meta:image-count="0" meta:object-count="0" meta:page-count="3" meta:paragraph-count="58" meta:word-count="986" meta:character-count="5686"/>
  </office:meta>
</office:document-meta>
</file>